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JARA SOLANO, YUNBILIN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JARA SOLANO, YUNBILINA</text:span></text:p>
      <text:p text:style-name="P5">Recojo: <text:span text:style-name="T3">UBALDO PLACIDO, JUAN MANUEL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8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